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64cm"/>
    </style:style>
    <style:style style:name="co4" style:family="table-column">
      <style:table-column-properties fo:break-before="auto" style:column-width="18.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>
            <text:p>AWS : passage sur le cloud d'amazon </text:p>
          </table:table-cell>
          <table:table-cell office:value-type="string">
            <text:p>réservation d'1 micro instance avec IP fixe, prise en main de l'image Linux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test</text:p>
          </table:table-cell>
          <table:table-cell office:value-type="string">
            <text:p>Création des informations dans un compte de tes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test</text:p>
          </table:table-cell>
          <table:table-cell office:value-type="string">
            <text:p>Suppression automatique des comptes de tes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Util – detection changement</text:p>
          </table:table-cell>
          <table:table-cell office:value-type="string">
            <text:p>Champs de texte : valeur initiale + détection de changement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valeurs</text:p>
          </table:table-cell>
          <table:table-cell office:value-type="string">
            <text:p>Interface SRV de set/get valeurs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ccount – valeurs</text:p>
          </table:table-cell>
          <table:table-cell office:value-type="string">
            <text:p>Interface CLIENT de set/get valeurs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Coach – Valeurs</text:p>
          </table:table-cell>
          <table:table-cell office:value-type="string">
            <text:p>Définir le panneau ou rentrer les objectifs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journal</text:p>
          </table:table-cell>
          <table:table-cell office:value-type="string">
            <text:p>ajout/edition/suppression de la liste des contacts externes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rapport d'activité – HTML</text:p>
          </table:table-cell>
          <table:table-cell/>
          <table:table-cell office:value-type="string">
            <text:p>done</text:p>
          </table:table-cell>
        </table:table-row>
        <table:table-row table:style-name="ro2">
          <table:table-cell office:value-type="string">
            <text:p>rapport de contacts – HTML</text:p>
          </table:table-cell>
          <table:table-cell table:number-columns-repeated="2"/>
        </table:table-row>
        <table:table-row table:style-name="ro2">
          <table:table-cell office:value-type="string">
            <text:p>rapport du coach – objectifs d'actions</text:p>
          </table:table-cell>
          <table:table-cell table:number-columns-repeated="2"/>
        </table:table-row>
        <table:table-row table:style-name="ro2">
          <table:table-cell office:value-type="string">
            <text:p>rapport du coach – objectifs de temps</text:p>
          </table:table-cell>
          <table:table-cell table:number-columns-repeated="2"/>
        </table:table-row>
        <table:table-row table:style-name="ro3">
          <table:table-cell office:value-type="string">
            <text:p>Account – changement de mot de passe</text:p>
          </table:table-cell>
          <table:table-cell office:value-type="string">
            <text:p>Interface de compte dans le panneau principal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office:value-type="string">
            <text:p>Contact externe</text:p>
          </table:table-cell>
          <table:table-cell office:value-type="string">
            <text:p>edition/ajout/suppression</text:p>
          </table:table-cell>
          <table:table-cell office:value-type="string">
            <text:p>don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Rappel</text:p>
          </table:table-cell>
          <table:table-cell office:value-type="string">
            <text:p>Mettre à jour le site web</text:p>
          </table:table-cell>
          <table:table-cell/>
        </table:table-row>
        <table:table-row table:style-name="ro2">
          <table:table-cell office:value-type="string">
            <text:p>Rappel</text:p>
          </table:table-cell>
          <table:table-cell office:value-type="string">
            <text:p>Rappeler un contact</text:p>
          </table:table-cell>
          <table:table-cell/>
        </table:table-row>
        <table:table-row table:style-name="ro2">
          <table:table-cell office:value-type="string">
            <text:p>Rappel</text:p>
          </table:table-cell>
          <table:table-cell office:value-type="string">
            <text:p>Journal -&gt; entretien</text:p>
          </table:table-cell>
          <table:table-cell/>
        </table:table-row>
        <table:table-row table:style-name="ro2">
          <table:table-cell office:value-type="string">
            <text:p>Rappel</text:p>
          </table:table-cell>
          <table:table-cell office:value-type="string">
            <text:p>Journal -&gt; rappeler par téléphon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Journal</text:p>
          </table:table-cell>
          <table:table-cell office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2">
          <table:table-cell office:value-type="string">
            <text:p>Journal</text:p>
          </table:table-cell>
          <table:table-cell office:value-type="string">
            <text:p>« Action faite » uniquement pour le type d'action qui en a l'utilité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Web – SSL</text:p>
          </table:table-cell>
          <table:table-cell office:value-type="string">
            <text:p>Passeport, achat d'un certificat SSL, mise en place du certificat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recherche d'identité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demande de contact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table:style-name="ce1" office:value-type="string">
            <text:p>accepter les demandes de contacts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gestion des informations partagées personnelles par contact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liste des contacts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signaler un changement</text:p>
          </table:table-cell>
          <table:table-cell/>
        </table:table-row>
        <table:table-row table:style-name="ro2">
          <table:table-cell office:value-type="string">
            <text:p>contact interne</text:p>
          </table:table-cell>
          <table:table-cell office:value-type="string">
            <text:p>cha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uille2" table:style-name="ta1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6">00/00/0000</text:date>, <text:time style:data-style-name="N2" text:time-value="0000-00-00T11:14:1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3.6$Linux_x86 LibreOffice_project/360m1$Build-2</meta:generator>
    <dc:date>2013-04-06T11:20:24</dc:date>
    <dc:creator>Avila </dc:creator>
    <meta:editing-duration>P2DT9H32M58S</meta:editing-duration>
    <meta:editing-cycles>11</meta:editing-cycles>
    <meta:document-statistic meta:table-count="3" meta:cell-count="62" meta:object-count="0"/>
  </office:meta>
</office:document-meta>
</file>